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ARAMILLO CUSI, CARLOS FRANCIS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ARAMILLO CUSI, CARLOS FRANCIS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JARAMILLO CUSI, CARLOS FRANCIS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CODORNIZ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25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1:50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